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b49" officeooo:paragraph-rsid="00171b49"/>
    </style:style>
    <style:style style:name="P2" style:family="paragraph" style:parent-style-name="Standard">
      <style:text-properties fo:color="#ff3300" officeooo:paragraph-rsid="00171b49"/>
    </style:style>
    <style:style style:name="P3" style:family="paragraph" style:parent-style-name="Preformatted_20_Text">
      <style:text-properties fo:color="#000000" style:font-name="DejaVu Sans Mono" fo:font-size="9pt" officeooo:rsid="00171b49" officeooo:paragraph-rsid="00171b49"/>
    </style:style>
    <style:style style:name="P4" style:family="paragraph" style:parent-style-name="Preformatted_20_Text">
      <style:text-properties fo:color="#000000" style:font-name="DejaVu Sans Mono" fo:font-size="9pt" officeooo:paragraph-rsid="00171b49"/>
    </style:style>
    <style:style style:name="P5" style:family="paragraph" style:parent-style-name="Preformatted_20_Text">
      <style:text-properties fo:color="#000000" style:font-name="DejaVu Sans Mono" fo:font-size="9pt" officeooo:paragraph-rsid="001999a6"/>
    </style:style>
    <style:style style:name="P6" style:family="paragraph" style:parent-style-name="Preformatted_20_Text">
      <style:text-properties fo:color="#000000" style:font-name="DejaVu Sans Mono" fo:font-size="9pt" officeooo:paragraph-rsid="001abdb7"/>
    </style:style>
    <style:style style:name="P7" style:family="paragraph" style:parent-style-name="Preformatted_20_Text">
      <style:text-properties fo:color="#000000" style:font-name="DejaVu Sans Mono" fo:font-size="9pt" officeooo:paragraph-rsid="001c6071"/>
    </style:style>
    <style:style style:name="P8" style:family="paragraph" style:parent-style-name="Preformatted_20_Text">
      <style:text-properties fo:color="#000000" style:font-name="DejaVu Sans Mono" fo:font-size="9pt" officeooo:paragraph-rsid="001f1e2d"/>
    </style:style>
    <style:style style:name="P9" style:family="paragraph" style:parent-style-name="Preformatted_20_Text">
      <style:text-properties fo:color="#000000" style:font-name="DejaVu Sans Mono" fo:font-size="9pt" officeooo:paragraph-rsid="001f5811"/>
    </style:style>
    <style:style style:name="P10" style:family="paragraph" style:parent-style-name="Preformatted_20_Text">
      <style:text-properties fo:color="#000000" style:font-name="DejaVu Sans Mono" fo:font-size="9pt" officeooo:paragraph-rsid="001fa926"/>
    </style:style>
    <style:style style:name="P11" style:family="paragraph" style:parent-style-name="Preformatted_20_Text">
      <style:text-properties fo:color="#000000" style:font-name="DejaVu Sans Mono" fo:font-size="9pt" fo:font-weight="bold" officeooo:rsid="001fa926" officeooo:paragraph-rsid="001fa926"/>
    </style:style>
    <style:style style:name="P12" style:family="paragraph" style:parent-style-name="Preformatted_20_Text">
      <style:text-properties fo:color="#000000" style:font-name="DejaVu Sans Mono" fo:font-size="9pt" fo:font-weight="bold" officeooo:rsid="001c6071" officeooo:paragraph-rsid="001fa926"/>
    </style:style>
    <style:style style:name="P13" style:family="paragraph" style:parent-style-name="Preformatted_20_Text">
      <style:text-properties fo:color="#000000" style:font-name="DejaVu Sans Mono" fo:font-size="9pt" fo:font-weight="bold" officeooo:rsid="001c6071" officeooo:paragraph-rsid="001f5811"/>
    </style:style>
    <style:style style:name="P14" style:family="paragraph" style:parent-style-name="Preformatted_20_Text">
      <style:text-properties fo:color="#000000" style:font-name="DejaVu Sans Mono" fo:font-size="9pt" fo:font-weight="bold" officeooo:rsid="001c6071" officeooo:paragraph-rsid="001f1e2d"/>
    </style:style>
    <style:style style:name="P15" style:family="paragraph" style:parent-style-name="Preformatted_20_Text">
      <style:text-properties fo:color="#000000" style:font-name="DejaVu Sans Mono" fo:font-size="9pt" fo:font-weight="bold" officeooo:rsid="001c6071" officeooo:paragraph-rsid="001c6071"/>
    </style:style>
    <style:style style:name="P16" style:family="paragraph" style:parent-style-name="Preformatted_20_Text">
      <style:text-properties fo:color="#000000" style:font-name="DejaVu Sans Mono" fo:font-size="9pt" fo:font-weight="bold" officeooo:rsid="001f5811" officeooo:paragraph-rsid="001fa926"/>
    </style:style>
    <style:style style:name="P17" style:family="paragraph" style:parent-style-name="Preformatted_20_Text">
      <style:text-properties fo:color="#000000" style:font-name="DejaVu Sans Mono" fo:font-size="9pt" fo:font-weight="bold" officeooo:rsid="001f5811" officeooo:paragraph-rsid="001f5811"/>
    </style:style>
    <style:style style:name="P18" style:family="paragraph" style:parent-style-name="Preformatted_20_Text">
      <style:text-properties fo:color="#000000" style:font-name="DejaVu Sans Mono" fo:font-size="9pt" fo:font-weight="bold" officeooo:paragraph-rsid="001c6071"/>
    </style:style>
    <style:style style:name="P19" style:family="paragraph" style:parent-style-name="Preformatted_20_Text">
      <style:text-properties fo:color="#000000" style:font-name="DejaVu Sans Mono" fo:font-size="9pt" fo:font-weight="bold" officeooo:rsid="0021c5a4" officeooo:paragraph-rsid="001fa926"/>
    </style:style>
    <style:style style:name="P20" style:family="paragraph" style:parent-style-name="Preformatted_20_Text">
      <style:text-properties fo:color="#000000" style:font-name="DejaVu Sans Mono" fo:font-size="9pt" fo:font-weight="bold" officeooo:rsid="00171b49" officeooo:paragraph-rsid="00233f73"/>
    </style:style>
    <style:style style:name="P21" style:family="paragraph" style:parent-style-name="Preformatted_20_Text">
      <style:text-properties fo:color="#000000" style:font-name="DejaVu Sans Mono" fo:font-size="9pt" fo:font-weight="bold" officeooo:rsid="00171b49" officeooo:paragraph-rsid="002857a4"/>
    </style:style>
    <style:style style:name="P22" style:family="paragraph" style:parent-style-name="Preformatted_20_Text">
      <style:text-properties fo:color="#000000" style:font-name="DejaVu Sans Mono" fo:font-size="9pt" fo:font-weight="bold" officeooo:rsid="00171b49" officeooo:paragraph-rsid="002d2362"/>
    </style:style>
    <style:style style:name="P23" style:family="paragraph" style:parent-style-name="Preformatted_20_Text">
      <style:text-properties fo:color="#000000" style:font-name="DejaVu Sans Mono" fo:font-size="9pt" fo:font-weight="bold" officeooo:rsid="002b48bf" officeooo:paragraph-rsid="002b48bf"/>
    </style:style>
    <style:style style:name="P24" style:family="paragraph" style:parent-style-name="Preformatted_20_Text">
      <style:text-properties fo:color="#000000" style:font-name="DejaVu Sans Mono" fo:font-size="9pt" fo:font-weight="bold" officeooo:rsid="002b48bf" officeooo:paragraph-rsid="002857a4"/>
    </style:style>
    <style:style style:name="P25" style:family="paragraph" style:parent-style-name="Preformatted_20_Text">
      <style:text-properties fo:color="#000000" style:font-name="DejaVu Sans Mono" fo:font-size="9pt" fo:font-weight="bold" officeooo:rsid="002b48bf" officeooo:paragraph-rsid="002d2362"/>
    </style:style>
    <style:style style:name="P26" style:family="paragraph" style:parent-style-name="Preformatted_20_Text">
      <style:text-properties fo:color="#000000" style:font-name="DejaVu Sans Mono" fo:font-size="9pt" fo:font-weight="bold" officeooo:rsid="0035a9a3" officeooo:paragraph-rsid="0035a9a3"/>
    </style:style>
    <style:style style:name="P27" style:family="paragraph" style:parent-style-name="Preformatted_20_Text">
      <style:text-properties fo:color="#000000" style:font-name="DejaVu Sans Mono" fo:font-size="9pt" fo:font-weight="bold" officeooo:rsid="0033b352" officeooo:paragraph-rsid="00320cc9"/>
    </style:style>
    <style:style style:name="P28" style:family="paragraph" style:parent-style-name="Preformatted_20_Text">
      <style:text-properties fo:color="#000000" style:font-name="DejaVu Sans Mono" fo:font-size="9pt" fo:font-weight="bold" officeooo:rsid="0032ce50" officeooo:paragraph-rsid="00320cc9"/>
    </style:style>
    <style:style style:name="P29" style:family="paragraph" style:parent-style-name="Preformatted_20_Text">
      <style:text-properties fo:color="#000000" style:font-name="DejaVu Sans Mono" fo:font-size="9pt" fo:font-weight="bold" officeooo:rsid="003d618e" officeooo:paragraph-rsid="003d618e"/>
    </style:style>
    <style:style style:name="P30" style:family="paragraph" style:parent-style-name="Preformatted_20_Text">
      <style:text-properties fo:color="#000000" style:font-name="DejaVu Sans Mono" fo:font-size="9pt" fo:font-weight="bold" officeooo:rsid="0039ffb3" officeooo:paragraph-rsid="0035a9a3"/>
    </style:style>
    <style:style style:name="P31" style:family="paragraph" style:parent-style-name="Preformatted_20_Text">
      <style:text-properties fo:color="#000000" style:font-name="DejaVu Sans Mono" fo:font-size="9pt" officeooo:paragraph-rsid="00233f73"/>
    </style:style>
    <style:style style:name="P32" style:family="paragraph" style:parent-style-name="Preformatted_20_Text">
      <style:text-properties fo:color="#000000" style:font-name="DejaVu Sans Mono" fo:font-size="9pt" officeooo:paragraph-rsid="002857a4"/>
    </style:style>
    <style:style style:name="P33" style:family="paragraph" style:parent-style-name="Preformatted_20_Text">
      <style:text-properties fo:color="#000000" style:font-name="DejaVu Sans Mono" fo:font-size="9pt" officeooo:paragraph-rsid="002b48bf"/>
    </style:style>
    <style:style style:name="P34" style:family="paragraph" style:parent-style-name="Preformatted_20_Text">
      <style:text-properties fo:color="#000000" style:font-name="DejaVu Sans Mono" fo:font-size="9pt" officeooo:paragraph-rsid="002d2362"/>
    </style:style>
    <style:style style:name="P35" style:family="paragraph" style:parent-style-name="Preformatted_20_Text">
      <style:text-properties fo:color="#000000" style:font-name="DejaVu Sans Mono" fo:font-size="9pt" officeooo:paragraph-rsid="00320cc9"/>
    </style:style>
    <style:style style:name="P36" style:family="paragraph" style:parent-style-name="Preformatted_20_Text">
      <style:text-properties fo:color="#000000" style:font-name="DejaVu Sans Mono" fo:font-size="9pt" officeooo:rsid="0035a9a3" officeooo:paragraph-rsid="0035a9a3"/>
    </style:style>
    <style:style style:name="P37" style:family="paragraph" style:parent-style-name="Preformatted_20_Text">
      <style:text-properties fo:color="#000000" style:font-name="DejaVu Sans Mono" fo:font-size="9pt" officeooo:rsid="0035a9a3" officeooo:paragraph-rsid="003d618e"/>
    </style:style>
    <style:style style:name="P38" style:family="paragraph" style:parent-style-name="Preformatted_20_Text">
      <style:text-properties fo:color="#000000" style:font-name="DejaVu Sans Mono" fo:font-size="9pt" officeooo:paragraph-rsid="0035a9a3"/>
    </style:style>
    <style:style style:name="P39" style:family="paragraph" style:parent-style-name="Preformatted_20_Text">
      <style:text-properties fo:color="#000000" style:font-name="DejaVu Sans Mono" fo:font-size="9pt" officeooo:paragraph-rsid="003d618e"/>
    </style:style>
    <style:style style:name="P40" style:family="paragraph" style:parent-style-name="Preformatted_20_Text">
      <style:text-properties fo:color="#ff3300" style:font-name="DejaVu Sans Mono" fo:font-size="9pt" fo:font-weight="bold" officeooo:rsid="001c6071" officeooo:paragraph-rsid="001c6071"/>
    </style:style>
    <style:style style:name="P41" style:family="paragraph" style:parent-style-name="Preformatted_20_Text">
      <style:text-properties fo:color="#008000" style:font-name="DejaVu Sans Mono" fo:font-size="9pt" fo:font-weight="bold" officeooo:rsid="00171b49" officeooo:paragraph-rsid="00233f73"/>
    </style:style>
    <style:style style:name="P42" style:family="paragraph" style:parent-style-name="Preformatted_20_Text">
      <style:text-properties fo:color="#008000" style:font-name="DejaVu Sans Mono" fo:font-size="9pt" fo:font-weight="bold" officeooo:paragraph-rsid="00320cc9"/>
    </style:style>
    <style:style style:name="P43" style:family="paragraph" style:parent-style-name="Preformatted_20_Text">
      <style:text-properties fo:color="#660e7a" style:font-name="DejaVu Sans Mono" fo:font-size="9pt" fo:font-weight="bold" officeooo:rsid="00171b49" officeooo:paragraph-rsid="002d2362"/>
    </style:style>
    <style:style style:name="P44" style:family="paragraph" style:parent-style-name="Preformatted_20_Text">
      <style:text-properties fo:color="#660e7a" style:font-name="DejaVu Sans Mono" fo:font-size="9pt" fo:font-weight="bold" officeooo:rsid="003d618e" officeooo:paragraph-rsid="003d618e"/>
    </style:style>
    <style:style style:name="P45" style:family="paragraph" style:parent-style-name="Preformatted_20_Text">
      <style:text-properties fo:color="#000000" style:font-name="DejaVu Sans Mono" fo:font-size="9pt" fo:font-weight="bold" officeooo:rsid="00410d85" officeooo:paragraph-rsid="003d618e"/>
    </style:style>
    <style:style style:name="P46" style:family="paragraph" style:parent-style-name="Preformatted_20_Text">
      <style:text-properties fo:color="#000000" style:font-name="DejaVu Sans Mono" fo:font-size="9pt" fo:font-weight="bold" officeooo:rsid="00410d85" officeooo:paragraph-rsid="00444b93"/>
    </style:style>
    <style:style style:name="P47" style:family="paragraph" style:parent-style-name="Preformatted_20_Text">
      <style:text-properties fo:color="#000000" style:font-name="DejaVu Sans Mono" fo:font-size="9pt" fo:font-weight="bold" officeooo:rsid="0047133d" officeooo:paragraph-rsid="0047133d"/>
    </style:style>
    <style:style style:name="P48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49" style:family="paragraph" style:parent-style-name="Preformatted_20_Text">
      <style:text-properties fo:color="#000000"/>
    </style:style>
    <style:style style:name="P50" style:family="paragraph" style:parent-style-name="Preformatted_20_Text">
      <style:text-properties fo:color="#808080"/>
    </style:style>
    <style:style style:name="T1" style:family="text">
      <style:text-properties officeooo:rsid="00171b49"/>
    </style:style>
    <style:style style:name="T2" style:family="text">
      <style:text-properties fo:color="#008080"/>
    </style:style>
    <style:style style:name="T3" style:family="text">
      <style:text-properties fo:color="#008080" fo:font-weight="bold"/>
    </style:style>
    <style:style style:name="T4" style:family="text">
      <style:text-properties fo:color="#008080" fo:font-weight="bold" officeooo:rsid="001abdb7"/>
    </style:style>
    <style:style style:name="T5" style:family="text">
      <style:text-properties fo:color="#008080" fo:font-weight="bold" officeooo:rsid="001c6071"/>
    </style:style>
    <style:style style:name="T6" style:family="text">
      <style:text-properties fo:color="#008080" fo:font-weight="bold" officeooo:rsid="001f5811"/>
    </style:style>
    <style:style style:name="T7" style:family="text">
      <style:text-properties fo:color="#008080" fo:font-weight="bold" officeooo:rsid="00171b49"/>
    </style:style>
    <style:style style:name="T8" style:family="text">
      <style:text-properties fo:color="#008080" fo:font-weight="bold" officeooo:rsid="002b48bf"/>
    </style:style>
    <style:style style:name="T9" style:family="text">
      <style:text-properties fo:color="#008080" style:font-name="DejaVu Sans Mono" fo:font-size="9pt"/>
    </style:style>
    <style:style style:name="T10" style:family="text">
      <style:text-properties officeooo:rsid="0018a799"/>
    </style:style>
    <style:style style:name="T11" style:family="text">
      <style:text-properties fo:color="#ff3300" officeooo:rsid="0018a799"/>
    </style:style>
    <style:style style:name="T12" style:family="text">
      <style:text-properties fo:color="#ff3300" officeooo:rsid="001999a6"/>
    </style:style>
    <style:style style:name="T13" style:family="text">
      <style:text-properties fo:color="#ff3300" fo:font-weight="bold" officeooo:rsid="001c6071"/>
    </style:style>
    <style:style style:name="T14" style:family="text">
      <style:text-properties fo:color="#ff3300" fo:font-weight="bold" officeooo:rsid="001f5811"/>
    </style:style>
    <style:style style:name="T15" style:family="text">
      <style:text-properties fo:color="#ff3300" fo:font-weight="bold" officeooo:rsid="001fa926"/>
    </style:style>
    <style:style style:name="T16" style:family="text">
      <style:text-properties fo:color="#ff3300" fo:font-weight="bold" officeooo:rsid="0021c5a4"/>
    </style:style>
    <style:style style:name="T17" style:family="text">
      <style:text-properties fo:color="#ff3300" fo:font-weight="bold" officeooo:rsid="00171b49"/>
    </style:style>
    <style:style style:name="T18" style:family="text">
      <style:text-properties officeooo:rsid="001999a6"/>
    </style:style>
    <style:style style:name="T19" style:family="text">
      <style:text-properties fo:color="#008000" fo:font-weight="bold"/>
    </style:style>
    <style:style style:name="T20" style:family="text">
      <style:text-properties fo:color="#008000" fo:font-weight="bold" officeooo:rsid="001c6071"/>
    </style:style>
    <style:style style:name="T21" style:family="text">
      <style:text-properties fo:color="#008000" fo:font-weight="bold" officeooo:rsid="001f5811"/>
    </style:style>
    <style:style style:name="T22" style:family="text">
      <style:text-properties fo:color="#008000" fo:font-weight="bold" officeooo:rsid="001fa926"/>
    </style:style>
    <style:style style:name="T23" style:family="text">
      <style:text-properties fo:color="#008000" fo:font-weight="bold" officeooo:rsid="00171b49"/>
    </style:style>
    <style:style style:name="T24" style:family="text">
      <style:text-properties fo:color="#008000" fo:font-weight="bold" officeooo:rsid="002b48bf"/>
    </style:style>
    <style:style style:name="T25" style:family="text">
      <style:text-properties fo:font-weight="bold"/>
    </style:style>
    <style:style style:name="T26" style:family="text">
      <style:text-properties fo:font-weight="bold" officeooo:rsid="001abdb7"/>
    </style:style>
    <style:style style:name="T27" style:family="text">
      <style:text-properties fo:font-weight="bold" officeooo:rsid="001c6071"/>
    </style:style>
    <style:style style:name="T28" style:family="text">
      <style:text-properties fo:font-weight="bold" officeooo:rsid="00171b49"/>
    </style:style>
    <style:style style:name="T29" style:family="text">
      <style:text-properties fo:font-weight="bold" officeooo:rsid="001999a6"/>
    </style:style>
    <style:style style:name="T30" style:family="text">
      <style:text-properties fo:font-weight="bold" officeooo:rsid="001f5811"/>
    </style:style>
    <style:style style:name="T31" style:family="text">
      <style:text-properties fo:font-weight="bold" officeooo:rsid="001fa926"/>
    </style:style>
    <style:style style:name="T32" style:family="text">
      <style:text-properties fo:font-weight="bold" officeooo:rsid="0021c5a4"/>
    </style:style>
    <style:style style:name="T33" style:family="text">
      <style:text-properties fo:font-weight="bold" officeooo:rsid="002857a4"/>
    </style:style>
    <style:style style:name="T34" style:family="text">
      <style:text-properties fo:font-weight="bold" officeooo:rsid="002b48bf"/>
    </style:style>
    <style:style style:name="T35" style:family="text">
      <style:text-properties fo:font-weight="bold" officeooo:rsid="002d2362"/>
    </style:style>
    <style:style style:name="T36" style:family="text">
      <style:text-properties fo:font-weight="bold" officeooo:rsid="0032ce50"/>
    </style:style>
    <style:style style:name="T37" style:family="text">
      <style:text-properties fo:font-weight="bold" officeooo:rsid="0033b352"/>
    </style:style>
    <style:style style:name="T38" style:family="text">
      <style:text-properties fo:font-weight="bold" officeooo:rsid="0035a9a3"/>
    </style:style>
    <style:style style:name="T39" style:family="text">
      <style:text-properties fo:font-weight="bold" officeooo:rsid="0039ffb3"/>
    </style:style>
    <style:style style:name="T40" style:family="text">
      <style:text-properties fo:font-weight="bold" officeooo:rsid="003c497f"/>
    </style:style>
    <style:style style:name="T41" style:family="text">
      <style:text-properties fo:font-weight="bold" officeooo:rsid="003d618e"/>
    </style:style>
    <style:style style:name="T42" style:family="text">
      <style:text-properties fo:font-weight="bold" officeooo:rsid="003e2836"/>
    </style:style>
    <style:style style:name="T43" style:family="text">
      <style:text-properties fo:font-weight="bold" officeooo:rsid="00410d85"/>
    </style:style>
    <style:style style:name="T44" style:family="text">
      <style:text-properties fo:color="#0066ff" fo:font-weight="bold"/>
    </style:style>
    <style:style style:name="T45" style:family="text">
      <style:text-properties fo:color="#371f80" fo:font-weight="bold" officeooo:rsid="001abdb7"/>
    </style:style>
    <style:style style:name="T46" style:family="text">
      <style:text-properties fo:color="#371f80" fo:font-weight="bold" officeooo:rsid="00171b49"/>
    </style:style>
    <style:style style:name="T47" style:family="text">
      <style:text-properties fo:color="#009999" fo:font-weight="bold" officeooo:rsid="001c6071"/>
    </style:style>
    <style:style style:name="T48" style:family="text">
      <style:text-properties style:font-name="DejaVu Sans Mono" fo:font-size="9pt"/>
    </style:style>
    <style:style style:name="T49" style:family="text">
      <style:text-properties style:font-name="DejaVu Sans Mono" fo:font-size="9pt" fo:font-style="italic"/>
    </style:style>
    <style:style style:name="T50" style:family="text">
      <style:text-properties fo:color="#000080"/>
    </style:style>
    <style:style style:name="T51" style:family="text">
      <style:text-properties fo:color="#000080" fo:font-weight="bold" officeooo:rsid="00171b49"/>
    </style:style>
    <style:style style:name="T52" style:family="text">
      <style:text-properties fo:color="#000080" fo:font-weight="bold" officeooo:rsid="002b48bf"/>
    </style:style>
    <style:style style:name="T53" style:family="text">
      <style:text-properties fo:color="#000080" style:font-name="DejaVu Sans Mono" fo:font-size="9pt" fo:font-weight="bold"/>
    </style:style>
    <style:style style:name="T54" style:family="text">
      <style:text-properties fo:color="#660e7a" fo:font-weight="bold"/>
    </style:style>
    <style:style style:name="T55" style:family="text">
      <style:text-properties fo:color="#660e7a" fo:font-weight="bold" officeooo:rsid="00171b49"/>
    </style:style>
    <style:style style:name="T56" style:family="text">
      <style:text-properties fo:color="#660e7a" fo:font-weight="bold" officeooo:rsid="002b48bf"/>
    </style:style>
    <style:style style:name="T57" style:family="text">
      <style:text-properties fo:color="#660e7a" fo:font-weight="bold" officeooo:rsid="0032ce50"/>
    </style:style>
    <style:style style:name="T58" style:family="text">
      <style:text-properties fo:color="#660e7a" fo:font-weight="bold" officeooo:rsid="0033b352"/>
    </style:style>
    <style:style style:name="T59" style:family="text">
      <style:text-properties fo:color="#660e7a" fo:font-weight="bold" officeooo:rsid="003d618e"/>
    </style:style>
    <style:style style:name="T60" style:family="text">
      <style:text-properties fo:color="#660e7a" style:font-name="DejaVu Sans Mono" fo:font-size="9pt"/>
    </style:style>
    <style:style style:name="T61" style:family="text">
      <style:text-properties fo:color="#808080"/>
    </style:style>
    <style:style style:name="T62" style:family="text">
      <style:text-properties fo:color="#808080" style:font-name="DejaVu Sans Mono" fo:font-size="9pt" fo:font-style="italic"/>
    </style:style>
    <style:style style:name="T63" style:family="text">
      <style:text-properties fo:color="#0000ff" style:font-name="DejaVu Sans Mono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che中包含了Map和mpKeyFrameDatabase的初始化,新开了两个线程,runUpdateToserver和runSubFromserver,两个线程的函数都包含在Cache中.</text:p>
      <text:p text:style-name="P2"><text:span text:style-name="T1">第一个线程:</text:span><text:span text:style-name="T48">runUpdateToServer</text:span></text:p>
      <text:p text:style-name="P1">While大循环</text:p>
      <text:p text:style-name="P1">四个set容器:新的关键帧,新的地图点,更新的关键帧,更新的地图点分别对应四个函数</text:p>
      <text:p text:style-name="P4"><text:span text:style-name="T11">1</text:span><text:span text:style-name="T10"> insertNewKeyFramesToServer:参数</text:span><text:span text:style-name="T2">set</text:span>&lt;<text:span text:style-name="T2">LightKeyFrame</text:span>&gt; tInsertKFs 发送新的关键帧</text:p>
      <text:p text:style-name="P4"><text:span text:style-name="T1"><text:tab/>新建一个</text:span>DataDriver DB变量,调用insertNewKeyFramesToServer<text:span text:style-name="T18">(DB类中)</text:span></text:p>
      <text:p text:style-name="P6"><text:tab/><text:span text:style-name="T12">1.1</text:span><text:span text:style-name="T18"> </text:span>DataDriver::insertNewKeyFramesToServer:创建服务<text:span text:style-name="T44">insertKeyFrameToMap</text:span><text:span text:style-name="T25">,类型为</text:span><text:span text:style-name="T3">corbslam_server</text:span><text:span text:style-name="T25">::</text:span><text:span text:style-name="T3">corbslam_insert,</text:span><text:span text:style-name="T25">利用迭代器将输入变量中的关键帧</text:span><text:span text:style-name="T26">(利用id)提取出来,序列化,然后放入</text:span><text:span text:style-name="T4">vector</text:span><text:span text:style-name="T26">&lt; </text:span><text:span text:style-name="T4">std</text:span><text:span text:style-name="T26">::</text:span><text:span text:style-name="T45">string </text:span><text:span text:style-name="T26">&gt; KfsData,再将 KfsData序列化,给服务中的各项赋值.</text:span></text:p>
      <text:p text:style-name="P7"><text:span text:style-name="T13">2</text:span><text:span text:style-name="T27"> </text:span><text:span text:style-name="T25">insertNewMapPointsToServer:参数 </text:span><text:span text:style-name="T3">std</text:span><text:span text:style-name="T25">::</text:span><text:span text:style-name="T3">set</text:span><text:span text:style-name="T25">&lt;</text:span><text:span text:style-name="T3">LightMapPoint</text:span><text:span text:style-name="T25">&gt; tnewInsertedMPs 新的地图点</text:span></text:p>
      <text:p text:style-name="P7"><text:span text:style-name="T25"><text:tab/></text:span><text:span text:style-name="T28">新建一个</text:span><text:span text:style-name="T25">DataDriver DB变量,调用insertNewMapPointsToServer</text:span><text:span text:style-name="T29">(DB类中)</text:span></text:p>
      <text:p text:style-name="P7"><text:span text:style-name="T29"><text:tab/></text:span><text:span text:style-name="T13">2.1 </text:span><text:span text:style-name="T5">DataDriver</text:span><text:span text:style-name="T47">::insertNewMapPointsToServer </text:span><text:span text:style-name="T27">创建服务</text:span><text:span text:style-name="T20">insertMapPointToMap,</text:span><text:span text:style-name="T27">类型与上同,只不过是将取关键帧变成取地图点</text:span></text:p>
      <text:p text:style-name="P8"><text:span text:style-name="T13">3</text:span><text:span text:style-name="T27"> updateKeyFramePosesToServer:参数 </text:span><text:span text:style-name="T5">std</text:span><text:span text:style-name="T27">::</text:span><text:span text:style-name="T5">set</text:span><text:span text:style-name="T27">&lt;</text:span><text:span text:style-name="T5">LightKeyFrame</text:span><text:span text:style-name="T27">&gt; tupdateKFs 更新位姿的关键帧</text:span></text:p>
      <text:p text:style-name="P9"><text:span text:style-name="T27"><text:tab/></text:span><text:span text:style-name="T28">新建一个</text:span><text:span text:style-name="T27">DataDriver DB变量,调用updateKeyFramePosesToServer</text:span><text:span text:style-name="T30">(DB类中)</text:span></text:p>
      <text:p text:style-name="P9"><text:span text:style-name="T30"><text:tab/></text:span><text:span text:style-name="T14">3.1</text:span><text:span text:style-name="T30">创建</text:span><text:span text:style-name="T21">updateKeyFrameToMap</text:span><text:span text:style-name="T30">服务,这次传输的数据与新关键帧不同的是,这次传输的主要是更新的关键帧的id与相应位姿等,要轻量化很多</text:span></text:p>
      <text:p text:style-name="P10"><text:span text:style-name="T14">4</text:span><text:span text:style-name="T30"> updateMapPointPosesToServer:参数 </text:span><text:span text:style-name="T6">std</text:span><text:span text:style-name="T30">::</text:span><text:span text:style-name="T6">set</text:span><text:span text:style-name="T30">&lt;</text:span><text:span text:style-name="T6">LightMapPoint</text:span><text:span text:style-name="T30">&gt; tupdateMPs 更新的地图点</text:span></text:p>
      <text:p text:style-name="P10"><text:span text:style-name="T30"><text:tab/></text:span><text:span text:style-name="T28">新建一个</text:span><text:span text:style-name="T27">DataDriver DB变量,调用updateMapPointPosesToServer</text:span><text:span text:style-name="T31">(DB类中)</text:span></text:p>
      <text:p text:style-name="P10"><text:span text:style-name="T31"><text:tab/></text:span><text:span text:style-name="T15">4.1</text:span><text:span text:style-name="T31">创建</text:span><text:span text:style-name="T22">updateMapPointToMap</text:span><text:span text:style-name="T31">服务,与3一样这次传输的主要是更新的改变的地图点的</text:span><text:span text:style-name="T32">id和位姿</text:span></text:p>
      <text:p text:style-name="P19"/>
      <text:p text:style-name="P31"><text:span text:style-name="T16">第二个线程:</text:span><text:span text:style-name="T17">runSubFromserver</text:span><text:span text:style-name="T28"> 订阅四个话题,对应四个回调函数</text:span></text:p>
      <text:p text:style-name="P31"><text:span text:style-name="T28">1 订阅</text:span><text:span text:style-name="T23">insertKeyFramesFromServer,回调subNewInsertKeyFramesFromServer</text:span></text:p>
      <text:p text:style-name="P31"><text:span text:style-name="T23">subNewInsertKeyFramesFromServer</text:span><text:span text:style-name="T28">函数:参数,话题消息类型</text:span><text:span text:style-name="T51">const</text:span><text:span text:style-name="T7">corbslam_client</text:span><text:span text:style-name="T28">::</text:span><text:span text:style-name="T46">corbslam_message</text:span><text:span text:style-name="T28">::</text:span><text:span text:style-name="T46">ConstPtr </text:span><text:span text:style-name="T28">&amp;msg</text:span></text:p>
      <text:p text:style-name="P20">msg→TRANSM 反序列化后是一个map容器,里边是不同客户端的id和其与全局地图地图的位姿转换矩阵,</text:p>
      <text:p text:style-name="P31"><text:span text:style-name="T28">msg→DATA</text:span><text:span text:style-name="T55"> </text:span><text:span text:style-name="T28">反序列化后是很多关键帧,把跟当前客户端id不同的关键帧提取出来,加入到当前的地图中</text:span></text:p>
      <text:p text:style-name="P20">取出来关键帧后会做setCache,将发过来的帧中的cache变量换成客户端的,接着将关键帧添加到客户端中</text:p>
      <text:p text:style-name="P32"><text:span text:style-name="T28">2 订阅</text:span><text:span text:style-name="T23">insertMapPointsFromServer,回调subNewInsertMapPointFromServer</text:span></text:p>
      <text:p text:style-name="P32"><text:span text:style-name="T28">与</text:span><text:span text:style-name="T33">1类似,只不过将</text:span><text:span text:style-name="T34">关键帧换成地图点</text:span></text:p>
      <text:p text:style-name="P24"/>
      <text:p text:style-name="P33"><text:span text:style-name="T34">3 订阅</text:span><text:span text:style-name="T24">updateKeyFramePosesFromServer,回调subUpdatedKeyFramesPose</text:span></text:p>
      <text:p text:style-name="P34"><text:span text:style-name="T34">先将</text:span><text:span text:style-name="T8">msg-&gt;</text:span><text:span text:style-name="T56">TRANSM反序列化到</text:span><text:span text:style-name="T8">std</text:span><text:span text:style-name="T34">::</text:span><text:span text:style-name="T8">map</text:span><text:span text:style-name="T34">&lt;</text:span><text:span text:style-name="T52">int</text:span><text:span text:style-name="T34">, </text:span><text:span text:style-name="T8">cv</text:span><text:span text:style-name="T34">::</text:span><text:span text:style-name="T8">Mat</text:span><text:span text:style-name="T34">&gt; transMs,map中的int是机器人id,将属于该机器人的内容取出来,里边装的是</text:span><text:span text:style-name="T28">其与全局地图地图的位姿转换矩阵,</text:span></text:p>
      <text:p text:style-name="P34"><text:span text:style-name="T28">msg→DATA</text:span><text:span text:style-name="T55"> 存放的是</text:span><text:span text:style-name="T28">KeyFramePose类,通过这个类来更新关键帧的位姿</text:span></text:p>
      <text:p text:style-name="P34"><text:span text:style-name="T28">4 订阅</text:span><text:span text:style-name="T23">updateMapPointPosesFromServer </text:span><text:span text:style-name="T28">与</text:span><text:span text:style-name="T35">3</text:span><text:span text:style-name="T33">类似,只不过将</text:span><text:span text:style-name="T34">关键帧换成地图点</text:span></text:p>
      <text:p text:style-name="P25"/>
      <text:p text:style-name="P25"/>
      <text:p text:style-name="P25">CORB_SERVER</text:p>
      <text:p text:style-name="P34"><text:span text:style-name="T34">整个server的初始化在</text:span>mapfusion中的createKeyFrameDatabase函数</text:p>
      <text:p text:style-name="P35">四个服务端:<text:span text:style-name="T19">insertKeyFrameToMap </text:span><text:span text:style-name="T25">函数insertKeyFrameToMap</text:span></text:p>
      <text:p text:style-name="P35"><text:span text:style-name="T25">两个线程:</text:span><text:span text:style-name="T36">1 fuseSubMapToMap</text:span></text:p>
      <text:p text:style-name="P35"><text:span text:style-name="T36">如果一个地图过来,如果</text:span><text:span text:style-name="T57">ifSubToGlobalMap</text:span><text:span text:style-name="T58">=false,</text:span><text:span text:style-name="T37">证明这个地图还没找到回环帧,进入</text:span><text:span text:style-name="T42">#</text:span><text:bookmark-start text:name="__DdeLink__555_1213663957"/><text:span text:style-name="T37">mapFuseToGlobalMap</text:span><text:bookmark-end text:name="__DdeLink__555_1213663957"/><text:span text:style-name="T37">函数</text:span></text:p>
      <text:p text:style-name="P36"><text:span text:style-name="T37">(如果目前全局地图是空的,则该地图直接放入全局地图</text:span><text:span text:style-name="T25">)</text:span></text:p>
      <text:p text:style-name="P26">通过该函数,把该自地图中的所有帧遍历在全局地图中</text:p>
      <text:p text:style-name="P36"><text:span text:style-name="T42">##</text:span><text:span text:style-name="T25">detectKeyFrameInServerMap( </text:span><text:span text:style-name="T54">globalMap</text:span><text:span text:style-name="T25">, tKF, newTcw, candidateKFs)函数</text:span></text:p>
      <text:p text:style-name="P38"><text:span text:style-name="T38"><text:tab/></text:span><text:span text:style-name="T39">(1)</text:span><text:span text:style-name="T38">通过</text:span><text:span text:style-name="T25">DetectMapFusionCandidatesFromDB函数查找与某一帧具有同一单词的关键帧,并记录相关帧与该帧具有的相同的单词数,挑选出相同单词数足够多的帧,</text:span><text:span text:style-name="T40">再进一步选出序列分数(高于一定的阈值)最高的关键帧.</text:span></text:p>
      <text:p text:style-name="P39"><text:span text:style-name="T40"><text:tab/></text:span><text:span text:style-name="T41">(2)利用Tracking里的重定位模块算出该帧的相对位姿(这里有一个问题,很多候选帧算出了很多位姿,难道算出一个成功的就可以了吗)</text:span></text:p>
      <text:p text:style-name="P29"/>
      <text:p text:style-name="P37"><text:span text:style-name="T41">通过这个函数得到了(</text:span><text:span text:style-name="T25">detectKeyFrameInServerMap</text:span><text:span text:style-name="T41">)目前帧相对于全局坐标系的转换位姿以及参考关键帧</text:span></text:p>
      <text:p text:style-name="P39"><text:span text:style-name="T41">先初始化</text:span><text:span text:style-name="T59">mpGBA的setCurentKeyFrame( currentKF )和setCandidates(candidateKFs)</text:span><text:span text:style-name="T41">计ComputeSim3</text:span></text:p>
      <text:p text:style-name="P29"/>
      <text:p text:style-name="P39"><text:span text:style-name="T43">(</text:span><text:span text:style-name="T41">这里有个疑问,将子地图插入到全局地图用的是重定位计算的位姿,后边correctloop用的是sim</text:span><text:span text:style-name="T43">3)</text:span></text:p>
      <text:p text:style-name="P45"/>
      <text:p text:style-name="P45"/>
      <text:p text:style-name="P46"><text:soft-page-break/>第二个线程:runPubTopic</text:p>
      <text:p text:style-name="P46">四个发送topic的函数pubNewKFsToClients</text:p>
      <text:p text:style-name="P46"/>
      <text:p text:style-name="P46">下一步,知道客户端的帧什么时候打包发给服务端的,以及什么时候更新的</text:p>
      <text:p text:style-name="P46"/>
      <text:p text:style-name="P46"/>
      <text:p text:style-name="P46"/>
      <text:p text:style-name="P46"/>
      <text:p text:style-name="P47">将原来关键帧以及地图点等数据结构中的指针都移到了cache,Bow</text:p>
      <text:p text:style-name="P46"><text:span text:style-name="T50">void </text:span><text:span text:style-name="T2">KeyFrame</text:span>::ComputeBoW() {</text:p>
      <text:p text:style-name="P49"><text:s text:c="4"/><text:span text:style-name="T53">if </text:span><text:span text:style-name="T48">(</text:span><text:span text:style-name="T60">mBowVec</text:span><text:span text:style-name="T48">.empty() || </text:span><text:span text:style-name="T60">mFeatVec</text:span><text:span text:style-name="T48">.empty()) {</text:span></text:p>
      <text:p text:style-name="P49"><text:s text:c="8"/><text:span text:style-name="T9">vector</text:span><text:span text:style-name="T48">&lt;</text:span><text:span text:style-name="T9">cv</text:span><text:span text:style-name="T48">::</text:span><text:span text:style-name="T9">Mat</text:span><text:span text:style-name="T48">&gt; vCurrentDesc = </text:span><text:span text:style-name="T9">Converter</text:span><text:span text:style-name="T48">::toDescriptorVector(</text:span><text:span text:style-name="T60">mDescriptors</text:span><text:span text:style-name="T48">);</text:span></text:p>
      <text:p text:style-name="P49"><text:s text:c="8"/><text:span text:style-name="T62">// Feature vector associate features with nodes in the 4th level (from leaves up)</text:span></text:p>
      <text:p text:style-name="P50"><text:s text:c="8"/><text:span text:style-name="T49">// We assume the vocabulary tree has 6 levels, change the 4 otherwise</text:span></text:p>
      <text:p text:style-name="P49"><text:span text:style-name="T61"><text:s text:c="8"/></text:span><text:span text:style-name="T60">mpCacher</text:span><text:span text:style-name="T48">-&gt;getMpVocabulary()-&gt;transform(vCurrentDesc, </text:span><text:span text:style-name="T60">mBowVec</text:span><text:span text:style-name="T48">, </text:span><text:span text:style-name="T60">mFeatVec</text:span><text:span text:style-name="T48">, </text:span><text:span text:style-name="T63">4</text:span><text:span text:style-name="T48">);</text:span></text:p>
      <text:p text:style-name="P49"><text:s text:c="4"/><text:span text:style-name="T48">}</text:span></text:p>
      <text:p text:style-name="P48">}</text:p>
      <text:p text:style-name="P46"/>
      <text:p text:style-name="P29"/>
      <text:p text:style-name="P29"/>
      <text:p text:style-name="P44"/>
      <text:p text:style-name="P44"/>
      <text:p text:style-name="P29"/>
      <text:p text:style-name="P29"/>
      <text:p text:style-name="P30"/>
      <text:p text:style-name="P26"/>
      <text:p text:style-name="P26"><text:tab/></text:p>
      <text:p text:style-name="P26"/>
      <text:p text:style-name="P27"/>
      <text:p text:style-name="P28"/>
      <text:p text:style-name="P28"/>
      <text:p text:style-name="P42"/>
      <text:p text:style-name="P35"><text:s/></text:p>
      <text:p text:style-name="P34"/>
      <text:p text:style-name="P34"/>
      <text:p text:style-name="P25"/>
      <text:p text:style-name="P25"/>
      <text:p text:style-name="P25"/>
      <text:p text:style-name="P25"/>
      <text:p text:style-name="P25"/>
      <text:p text:style-name="P22"/>
      <text:p text:style-name="P43"/>
      <text:p text:style-name="P22"/>
      <text:p text:style-name="P23"/>
      <text:p text:style-name="P23"/>
      <text:p text:style-name="P21"/>
      <text:p text:style-name="P20"/>
      <text:p text:style-name="P41"/>
      <text:p text:style-name="P23"/>
      <text:p text:style-name="P20"/>
      <text:p text:style-name="P19"/>
      <text:p text:style-name="P11"/>
      <text:p text:style-name="P12"/>
      <text:p text:style-name="P16"/>
      <text:p text:style-name="P16"/>
      <text:p text:style-name="P17"/>
      <text:p text:style-name="P13"><text:s/></text:p>
      <text:p text:style-name="P14"/>
      <text:p text:style-name="P40"/>
      <text:p text:style-name="P18"/>
      <text:p text:style-name="P15"/>
      <text:p text:style-name="P5"/>
      <text:p text:style-name="P4"/>
      <text:p text:style-name="P3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4:44:15.039898962</meta:creation-date>
    <meta:generator>LibreOffice/5.1.6.2$Linux_X86_64 LibreOffice_project/10m0$Build-2</meta:generator>
    <dc:date>2020-06-21T22:32:20.568181239</dc:date>
    <meta:editing-duration>PT5H6M41S</meta:editing-duration>
    <meta:editing-cycles>11</meta:editing-cycles>
    <meta:document-statistic meta:table-count="0" meta:image-count="0" meta:object-count="0" meta:page-count="3" meta:paragraph-count="56" meta:word-count="1126" meta:character-count="2998" meta:non-whitespace-character-count="2862"/>
  </office:meta>
</office:document-meta>
</file>